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automatic-styles>
    <style:style style:name="P1" style:family="paragraph" style:parent-style-name="Standard">
      <style:paragraph-properties fo:text-align="left" style:justify-single-word="false">
        <style:tab-stops>
          <style:tab-stop style:position="13.053cm"/>
        </style:tab-stops>
      </style:paragraph-properties>
      <style:text-properties fo:color="#000000" loext:opacity="100%" style:font-name="Quicksand" fo:font-size="22pt" fo:font-weight="normal" officeooo:rsid="02351d12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left" style:justify-single-word="false"/>
      <style:text-properties fo:color="#000000" loext:opacity="100%" fo:font-size="10.5pt" officeooo:paragraph-rsid="00425dbe" style:font-size-asian="10.5pt" style:font-size-complex="10.5pt"/>
    </style:style>
    <style:style style:name="P3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425dbe" style:font-size-asian="10.5pt" style:font-size-complex="10.5pt"/>
    </style:style>
    <style:style style:name="P4" style:family="paragraph" style:parent-style-name="Standard">
      <style:paragraph-properties fo:text-align="left" style:justify-single-word="false"/>
    </style:style>
    <style:style style:name="P5" style:family="paragraph" style:parent-style-name="Standard">
      <style:paragraph-properties fo:text-align="left" style:justify-single-word="false"/>
      <style:text-properties officeooo:paragraph-rsid="024894a0"/>
    </style:style>
    <style:style style:name="P6" style:family="paragraph" style:parent-style-name="Standard">
      <style:paragraph-properties fo:text-align="left" style:justify-single-word="false"/>
      <style:text-properties style:font-name="Cantarell" fo:font-size="10.5pt" style:text-underline-style="solid" style:text-underline-width="auto" style:text-underline-color="font-color" fo:font-weight="normal" officeooo:rsid="02497159" officeooo:paragraph-rsid="024894a0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paragraph-rsid="00b725d5" style:font-size-asian="10.5pt" style:font-size-complex="10.5pt"/>
    </style:style>
    <style:style style:name="P8" style:family="paragraph" style:parent-style-name="Standard">
      <style:paragraph-properties fo:text-align="left" style:justify-single-word="false"/>
      <style:text-properties fo:color="#472702" loext:opacity="100%" style:font-name="Quicksand Light" fo:font-size="11pt" style:text-underline-style="solid" style:text-underline-width="auto" style:text-underline-color="font-color" officeooo:rsid="0076b403" officeooo:paragraph-rsid="021eabcc" style:font-size-asian="11pt" style:font-size-complex="11pt"/>
    </style:style>
    <style:style style:name="P9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231dcd9" officeooo:paragraph-rsid="021eabcc" fo:background-color="#ffffff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dcd9" officeooo:paragraph-rsid="0231dcd9" style:font-size-asian="10.5pt" style:font-size-complex="10.5pt"/>
    </style:style>
    <style:style style:name="P11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231e0a4" officeooo:paragraph-rsid="0231e0a4" style:font-size-asian="10.5pt" style:font-size-complex="10.5pt"/>
    </style:style>
    <style:style style:name="P12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179a1e2" officeooo:paragraph-rsid="0231e0a4" style:font-size-asian="10.5pt" style:font-size-complex="10.5pt"/>
    </style:style>
    <style:style style:name="P13" style:family="paragraph" style:parent-style-name="Standard">
      <style:paragraph-properties fo:text-align="left" style:justify-single-word="false"/>
      <style:text-properties fo:font-variant="small-caps" fo:color="#000000" loext:opacity="100%" style:font-name="Quicksand Light" fo:font-size="14pt" officeooo:rsid="025ea6d9" officeooo:paragraph-rsid="025ea6d9" style:font-size-asian="14pt" style:font-size-complex="14pt"/>
    </style:style>
    <style:style style:name="P14" style:family="paragraph" style:parent-style-name="Standard">
      <style:paragraph-properties fo:text-align="left" style:justify-single-word="false"/>
      <style:text-properties fo:font-variant="small-caps" fo:color="#000000" loext:opacity="100%" style:font-name="Cantarell" fo:font-size="10.5pt" officeooo:rsid="0231e0a4" officeooo:paragraph-rsid="0231e0a4" style:font-size-asian="10.5pt" style:font-size-complex="10.5pt"/>
    </style:style>
    <style:style style:name="P1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79a1e2" officeooo:paragraph-rsid="02130660" style:font-size-asian="10.5pt" style:font-size-complex="10.5pt"/>
    </style:style>
    <style:style style:name="P16" style:family="paragraph" style:parent-style-name="Standard">
      <style:paragraph-properties fo:text-align="left" style:justify-single-word="false"/>
      <style:text-properties fo:color="#000000" loext:opacity="100%" style:font-name="Cantarell" fo:font-size="10.5pt" style:text-underline-style="none" officeooo:rsid="0179a1e2" officeooo:paragraph-rsid="02130660" style:font-size-asian="10.5pt" style:font-size-complex="10.5pt"/>
    </style:style>
    <style:style style:name="P17" style:family="paragraph" style:parent-style-name="Standard">
      <style:paragraph-properties fo:text-align="left" style:justify-single-word="false"/>
      <style:text-properties fo:color="#000000" loext:opacity="100%" style:font-name="Quicksand Light" fo:font-size="10.5pt" officeooo:rsid="024f08b3" officeooo:paragraph-rsid="017521b4" fo:background-color="#ffffff" style:font-size-asian="10.5pt" style:font-size-complex="10.5pt"/>
    </style:style>
    <style:style style:name="P18" style:family="paragraph" style:parent-style-name="Standard">
      <style:text-properties style:font-name="Cantarell" fo:font-size="10.5pt" officeooo:rsid="007c2172" officeooo:paragraph-rsid="021291e0" style:font-size-asian="10.5pt" style:font-size-complex="10.5pt"/>
    </style:style>
    <style:style style:name="P19" style:family="paragraph" style:parent-style-name="Standard">
      <style:text-properties fo:color="#000000" loext:opacity="100%" style:font-name="Cantarell" fo:font-size="10.5pt" officeooo:rsid="00a075d5" officeooo:paragraph-rsid="021291e0" style:font-size-asian="10.5pt" style:font-size-complex="10.5pt"/>
    </style:style>
    <style:style style:name="P20" style:family="paragraph" style:parent-style-name="Standard">
      <style:text-properties fo:color="#000000" loext:opacity="100%" style:font-name="Cantarell" fo:font-size="10.5pt" officeooo:rsid="00c53a90" officeooo:paragraph-rsid="021291e0" style:font-size-asian="10.5pt" style:font-size-complex="10.5pt"/>
    </style:style>
    <style:style style:name="P21" style:family="paragraph" style:parent-style-name="Standard">
      <style:text-properties fo:color="#000000" loext:opacity="100%" style:font-name="Cantarell" fo:font-size="10.5pt" officeooo:rsid="00d58f06" officeooo:paragraph-rsid="021291e0" style:font-size-asian="10.5pt" style:font-size-complex="10.5pt"/>
    </style:style>
    <style:style style:name="P22" style:family="paragraph" style:parent-style-name="Standard">
      <style:text-properties fo:color="#000000" loext:opacity="100%" style:font-name="Cantarell" fo:font-size="10.5pt" officeooo:rsid="00c0f360" officeooo:paragraph-rsid="021291e0" style:font-size-asian="10.5pt" style:font-size-complex="10.5pt"/>
    </style:style>
    <style:style style:name="P23" style:family="paragraph" style:parent-style-name="Standard">
      <style:text-properties fo:color="#000000" loext:opacity="100%" style:font-name="Cantarell" fo:font-size="10.5pt" officeooo:paragraph-rsid="021291e0" style:font-size-asian="10.5pt" style:font-size-complex="10.5pt"/>
    </style:style>
    <style:style style:name="P24" style:family="paragraph" style:parent-style-name="Standard">
      <style:text-properties fo:color="#000000" loext:opacity="100%" style:font-name="Cantarell" fo:font-size="10.5pt" officeooo:rsid="00b7993b" officeooo:paragraph-rsid="021291e0" style:font-size-asian="10.5pt" style:font-size-complex="10.5pt"/>
    </style:style>
    <style:style style:name="P25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21291e0" fo:background-color="#ffffff" style:font-size-asian="10.5pt" style:font-size-complex="10.5pt"/>
    </style:style>
    <style:style style:name="P26" style:family="paragraph" style:parent-style-name="Standard">
      <style:paragraph-properties fo:text-align="left" style:justify-single-word="false"/>
      <style:text-properties fo:color="#000000" loext:opacity="100%" style:font-name="Cantarell" fo:font-size="10.5pt" officeooo:rsid="01ec48e5" officeooo:paragraph-rsid="01ec48e5" fo:background-color="#ffffff" style:font-size-asian="10.5pt" style:font-size-complex="10.5pt"/>
    </style:style>
    <style:style style:name="P27" style:family="paragraph" style:parent-style-name="Standard">
      <style:paragraph-properties fo:text-align="left" style:justify-single-word="false"/>
      <style:text-properties fo:color="#000000" loext:opacity="100%" style:font-name="Cantarell" fo:font-size="10.5pt" fo:font-weight="bold" officeooo:rsid="01ec48e5" officeooo:paragraph-rsid="01ec48e5" fo:background-color="#ffffff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style:text-underline-style="solid" style:text-underline-width="auto" style:text-underline-color="font-color" fo:font-weight="bold" officeooo:paragraph-rsid="0217cedd" fo:background-color="#ffffff" style:font-size-asian="10.5pt" style:font-weight-asian="bold" style:font-size-complex="10.5pt" style:font-weight-complex="bold"/>
    </style:style>
    <style:style style:name="P29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paragraph-rsid="0217cedd" style:font-size-asian="10.5pt" style:font-weight-asian="normal" style:font-size-complex="10.5pt" style:font-weight-complex="normal"/>
    </style:style>
    <style:style style:name="P30" style:family="paragraph" style:parent-style-name="Standard">
      <style:text-properties fo:color="#000000" loext:opacity="100%" style:font-name="Cantarell" fo:font-size="10.5pt" fo:font-weight="normal" officeooo:paragraph-rsid="0217cedd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Cantarell" fo:font-size="10.5pt" fo:letter-spacing="normal" fo:font-style="normal" fo:font-weight="normal" officeooo:rsid="02a51660" officeooo:paragraph-rsid="0217cedd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217cedd" style:font-size-asian="10.5pt" style:font-size-complex="10.5pt"/>
    </style:style>
    <style:style style:name="P33" style:family="paragraph" style:parent-style-name="Standard">
      <style:text-properties fo:color="#000000" loext:opacity="100%" style:font-name="Cantarell" fo:font-size="10.5pt" officeooo:paragraph-rsid="0217cedd" style:font-size-asian="10.5pt" style:font-size-complex="10.5pt"/>
    </style:style>
    <style:style style:name="P34" style:family="paragraph" style:parent-style-name="Standard">
      <style:text-properties fo:color="#000000" loext:opacity="100%" style:font-name="Cantarell" fo:font-size="10.5pt" officeooo:rsid="00a951f8" officeooo:paragraph-rsid="0217cedd" style:font-size-asian="10.5pt" style:font-size-complex="10.5pt"/>
    </style:style>
    <style:style style:name="P35" style:family="paragraph" style:parent-style-name="Standard">
      <style:text-properties fo:color="#000000" loext:opacity="100%" style:font-name="Cantarell" fo:font-size="10.5pt" officeooo:rsid="00a951f8" officeooo:paragraph-rsid="01718bbc" style:font-size-asian="10.5pt" style:font-size-complex="10.5pt"/>
    </style:style>
    <style:style style:name="P36" style:family="paragraph" style:parent-style-name="Standard">
      <style:text-properties fo:color="#000000" loext:opacity="100%" fo:font-size="10.5pt" style:text-underline-style="solid" style:text-underline-width="auto" style:text-underline-color="font-color" officeooo:paragraph-rsid="00a951f8" style:font-size-asian="10.5pt" style:font-size-complex="10.5pt"/>
    </style:style>
    <style:style style:name="P37" style:family="paragraph" style:parent-style-name="Standard">
      <style:text-properties fo:color="#000000" loext:opacity="100%" style:font-name="Cantarell" fo:font-size="10.5pt" officeooo:paragraph-rsid="02c0e263" style:font-size-asian="10.5pt" style:font-size-complex="10.5pt"/>
    </style:style>
    <style:style style:name="P38" style:family="paragraph" style:parent-style-name="Standard">
      <style:text-properties fo:color="#000000" loext:opacity="100%" style:font-name="Cantarell" fo:font-size="10.5pt" style:font-size-asian="10.5pt" style:font-size-complex="10.5pt"/>
    </style:style>
    <style:style style:name="P39" style:family="paragraph" style:parent-style-name="Standard">
      <style:text-properties fo:color="#000000" loext:opacity="100%" style:font-name="Cantarell" fo:font-size="10.5pt" officeooo:paragraph-rsid="028f89dc" style:font-size-asian="10.5pt" style:font-size-complex="10.5pt"/>
    </style:style>
    <style:style style:name="T1" style:family="text">
      <style:text-properties style:font-name="Quicksand Light"/>
    </style:style>
    <style:style style:name="T2" style:family="text">
      <style:text-properties style:font-name="Quicksand" officeooo:rsid="024ac6bc"/>
    </style:style>
    <style:style style:name="T3" style:family="text">
      <style:text-properties style:font-name="Cantarell" officeooo:rsid="024ac6bc"/>
    </style:style>
    <style:style style:name="T4" style:family="text">
      <style:text-properties style:font-name="Cantarell" officeooo:rsid="025c74f9"/>
    </style:style>
    <style:style style:name="T5" style:family="text">
      <style:text-properties style:font-name="Quicksand Light" officeooo:rsid="024ac6bc"/>
    </style:style>
    <style:style style:name="T6" style:family="text">
      <style:text-properties officeooo:rsid="00ed9a5a"/>
    </style:style>
    <style:style style:name="T7" style:family="text">
      <style:text-properties officeooo:rsid="02538e71"/>
    </style:style>
    <style:style style:name="T8" style:family="text">
      <style:text-properties fo:color="#000000" loext:opacity="100%" style:font-name="Cantarell" fo:font-size="10.5pt" style:font-size-asian="10.5pt" style:font-size-complex="10.5pt"/>
    </style:style>
    <style:style style:name="T9" style:family="text">
      <style:text-properties fo:color="#00008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0" style:family="text">
      <style:text-properties fo:color="#000000" loext:opacity="100%" style:font-name="Cantarell" fo:font-size="10.5pt" style:text-underline-style="solid" style:text-underline-width="auto" style:text-underline-color="font-color" officeooo:rsid="021a95b3" fo:background-color="#ffffff" loext:char-shading-value="0" style:font-size-asian="10.5pt" style:font-size-complex="10.5pt"/>
    </style:style>
    <style:style style:name="T11" style:family="text">
      <style:text-properties style:font-name="Cantarell" fo:font-size="10.5pt" officeooo:rsid="024894a0" style:font-size-asian="10.5pt" style:font-size-complex="10.5pt"/>
    </style:style>
    <style:style style:name="T12" style:family="text">
      <style:text-properties style:font-name="Cantarell" fo:font-size="10.5pt" style:text-underline-style="solid" style:text-underline-width="auto" style:text-underline-color="font-color" fo:font-weight="normal" officeooo:rsid="02497159" style:font-size-asian="10.5pt" style:font-weight-asian="normal" style:font-size-complex="10.5pt" style:font-weight-complex="normal"/>
    </style:style>
    <style:style style:name="T13" style:family="text">
      <style:text-properties officeooo:rsid="02d21ceb"/>
    </style:style>
    <style:style style:name="T14" style:family="text">
      <style:text-properties fo:font-weight="normal" fo:background-color="#ffffff" loext:char-shading-value="0" style:font-weight-asian="normal" style:font-weight-complex="normal"/>
    </style:style>
    <style:style style:name="T15" style:family="text">
      <style:text-properties fo:font-weight="bold" fo:background-color="#ffffff" loext:char-shading-value="0" style:font-weight-asian="bold" style:font-weight-complex="bold"/>
    </style:style>
    <style:style style:name="T16" style:family="text">
      <style:text-properties fo:font-weight="bold" officeooo:rsid="0231dcd9" fo:background-color="#ffffff" loext:char-shading-value="0" style:font-weight-asian="bold" style:font-weight-complex="bold"/>
    </style:style>
    <style:style style:name="T17" style:family="text">
      <style:text-properties officeooo:rsid="025552d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265ace9"/>
    </style:style>
    <style:style style:name="T21" style:family="text">
      <style:text-properties style:text-underline-style="solid" style:text-underline-width="auto" style:text-underline-color="font-color" fo:font-weight="bold" officeooo:rsid="0265ace9" style:font-weight-asian="bold" style:font-weight-complex="bold"/>
    </style:style>
    <style:style style:name="T22" style:family="text">
      <style:text-properties style:font-name="Cantarell" fo:font-size="10.5pt" officeooo:rsid="0179a1e2" style:font-size-asian="10.5pt" style:font-size-complex="10.5pt"/>
    </style:style>
    <style:style style:name="T23" style:family="text">
      <style:text-properties style:text-underline-style="solid" style:text-underline-width="auto" style:text-underline-color="font-color" fo:font-weight="bold" officeooo:rsid="01ed71fc" style:font-weight-asian="bold" style:font-weight-complex="bold"/>
    </style:style>
    <style:style style:name="T24" style:family="text">
      <style:text-properties fo:color="#7e0021" loext:opacity="100%" officeooo:rsid="00a075d5"/>
    </style:style>
    <style:style style:name="T25" style:family="text">
      <style:text-properties fo:color="#000000" loext:opacity="100%" officeooo:rsid="00a075d5"/>
    </style:style>
    <style:style style:name="T26" style:family="text">
      <style:text-properties fo:color="#7e0021" loext:opacity="100%"/>
    </style:style>
    <style:style style:name="T27" style:family="text">
      <style:text-properties officeooo:rsid="00d8713b"/>
    </style:style>
    <style:style style:name="T28" style:family="text">
      <style:text-properties officeooo:rsid="00cebda1"/>
    </style:style>
    <style:style style:name="T29" style:family="text">
      <style:text-properties officeooo:rsid="00bb4674"/>
    </style:style>
    <style:style style:name="T30" style:family="text">
      <style:text-properties officeooo:rsid="00d907bb"/>
    </style:style>
    <style:style style:name="T31" style:family="text">
      <style:text-properties fo:color="#800000" loext:opacity="100%"/>
    </style:style>
    <style:style style:name="T32" style:family="text">
      <style:text-properties officeooo:rsid="00d74aba"/>
    </style:style>
    <style:style style:name="T33" style:family="text">
      <style:text-properties officeooo:rsid="00c942f6"/>
    </style:style>
    <style:style style:name="T34" style:family="text">
      <style:text-properties officeooo:rsid="00b7b5be"/>
    </style:style>
    <style:style style:name="T35" style:family="text">
      <style:text-properties fo:color="#7e0021" loext:opacity="100%" officeooo:rsid="00bc0b60"/>
    </style:style>
    <style:style style:name="T36" style:family="text">
      <style:text-properties officeooo:rsid="00c3904c"/>
    </style:style>
    <style:style style:name="T37" style:family="text">
      <style:text-properties officeooo:rsid="00b94334"/>
    </style:style>
    <style:style style:name="T38" style:family="text">
      <style:text-properties fo:color="#800000" loext:opacity="100%" officeooo:rsid="00b43c3b"/>
    </style:style>
    <style:style style:name="T39" style:family="text">
      <style:text-properties fo:font-variant="normal" fo:text-transform="none" fo:letter-spacing="normal" fo:font-style="normal" fo:font-weight="normal" officeooo:rsid="00b43c3b"/>
    </style:style>
    <style:style style:name="T40" style:family="text">
      <style:text-properties fo:font-variant="normal" fo:text-transform="none" fo:letter-spacing="normal" fo:font-style="normal" fo:font-weight="normal" officeooo:rsid="00db09de"/>
    </style:style>
    <style:style style:name="T41" style:family="text">
      <style:text-properties officeooo:rsid="00a5c8a7"/>
    </style:style>
    <style:style style:name="T42" style:family="text">
      <style:text-properties officeooo:rsid="023ffb28"/>
    </style:style>
    <style:style style:name="T43" style:family="text">
      <style:text-properties officeooo:rsid="00d46c54"/>
    </style:style>
    <style:style style:name="T44" style:family="text">
      <style:text-properties fo:font-variant="normal" fo:text-transform="none" fo:color="#7e0021" loext:opacity="100%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5" style:family="text">
      <style:text-properties fo:font-variant="normal" fo:text-transform="none" fo:letter-spacing="normal" fo:font-style="normal" fo:font-weight="normal" officeooo:rsid="00a075d5" style:font-weight-asian="normal" style:font-weight-complex="normal" loext:padding="0cm" loext:border="none" loext:shadow="none"/>
    </style:style>
    <style:style style:name="T46" style:family="text">
      <style:text-properties style:font-name="Quicksand Light" fo:font-weight="normal" style:font-weight-asian="normal" style:font-weight-complex="normal"/>
    </style:style>
    <style:style style:name="T47" style:family="text">
      <style:text-properties style:text-underline-style="none" fo:background-color="#ffffff" loext:char-shading-value="0" loext:padding="0cm" loext:border="none" loext:shadow="none"/>
    </style:style>
    <style:style style:name="T48" style:family="text">
      <style:text-properties loext:padding="0cm" loext:border="none" loext:shadow="none"/>
    </style:style>
    <style:style style:name="T49" style:family="text">
      <style:text-properties officeooo:rsid="02c5c5fb"/>
    </style:style>
    <style:style style:name="T50" style:family="text">
      <style:text-properties fo:font-variant="normal" fo:text-transform="none" fo:letter-spacing="normal" fo:font-style="normal"/>
    </style:style>
    <style:style style:name="T51" style:family="text">
      <style:text-properties fo:font-variant="normal" fo:text-transform="none" fo:letter-spacing="normal" fo:font-style="normal" officeooo:rsid="02a51660"/>
    </style:style>
    <style:style style:name="T52" style:family="text">
      <style:text-properties style:font-name="Quicksand Light" fo:font-weight="normal" fo:background-color="#ffffff" loext:char-shading-value="0" style:font-weight-asian="normal" style:font-weight-complex="normal"/>
    </style:style>
    <style:style style:name="T53" style:family="text">
      <style:text-properties style:font-name="Cantarell" fo:font-weight="bold" officeooo:rsid="003df92e" fo:background-color="#ffffff" loext:char-shading-value="0" style:font-weight-asian="bold" style:font-weight-complex="bold"/>
    </style:style>
    <style:style style:name="T54" style:family="text">
      <style:text-properties officeooo:rsid="016b4424"/>
    </style:style>
    <style:style style:name="T55" style:family="text">
      <style:text-properties style:font-name="Quicksand Light" fo:font-size="16pt" fo:font-weight="normal" officeooo:rsid="02c0e263" fo:background-color="#ffffff" loext:char-shading-value="0" style:font-size-asian="16pt" style:font-weight-asian="normal" style:font-size-complex="16pt" style:font-weight-complex="normal"/>
    </style:style>
    <style:style style:name="T56" style:family="text">
      <style:text-properties style:font-name="Quicksand Light" fo:font-size="16pt" fo:font-weight="bold" officeooo:rsid="02c0e263" fo:background-color="#ffffff" loext:char-shading-value="0" style:font-size-asian="16pt" style:font-weight-asian="bold" style:font-size-complex="16pt" style:font-weight-complex="bold"/>
    </style:style>
    <style:style style:name="T57" style:family="text">
      <style:text-properties style:font-name="Quicksand Light" fo:font-size="16pt" style:text-underline-style="none" fo:font-weight="normal" fo:background-color="#ffffff" loext:char-shading-value="0" style:font-size-asian="16pt" style:font-weight-asian="normal" style:font-size-complex="16pt" style:font-weight-complex="normal"/>
    </style:style>
    <style:style style:name="T58" style:family="text">
      <style:text-properties style:font-name="Quicksand Light" style:text-underline-style="none" fo:font-weight="normal" fo:background-color="#ffffff" loext:char-shading-value="0" style:font-weight-asian="normal" style:font-weight-complex="normal"/>
    </style:style>
    <style:style style:name="T59" style:family="text">
      <style:text-properties style:font-name="Cantarell" fo:font-weight="bold" officeooo:rsid="003f539d" fo:background-color="#ffffff" loext:char-shading-value="0" style:font-weight-asian="bold" style:font-weight-complex="bold"/>
    </style:style>
    <style:style style:name="T60" style:family="text">
      <style:text-properties style:font-name="Cantarell" fo:font-weight="bold" fo:background-color="#ffffff" loext:char-shading-value="0" style:font-weight-asian="bold" style:font-weight-complex="bold"/>
    </style:style>
    <style:style style:name="T61" style:family="text">
      <style:text-properties fo:font-family="'Quicksand Light'" style:font-style-name="Regular" style:font-pitch="variable" fo:font-weight="normal" fo:background-color="#ffffff" loext:char-shading-value="0" style:font-weight-asian="normal" style:font-weight-complex="normal"/>
    </style:style>
    <style:style style:name="T62" style:family="text">
      <style:text-properties style:text-underline-style="none" officeooo:rsid="02c0e263"/>
    </style:style>
    <style:style style:name="T63" style:family="text">
      <style:text-properties fo:font-size="14pt" style:text-underline-style="none" officeooo:rsid="02c0e263" style:font-size-asian="14pt" style:font-size-complex="14pt"/>
    </style:style>
    <style:style style:name="T64" style:family="text">
      <style:text-properties fo:font-size="14pt" style:text-underline-style="none" style:font-size-asian="14pt" style:font-size-complex="14pt"/>
    </style:style>
    <style:style style:name="T65" style:family="text">
      <style:text-properties style:text-underline-style="none"/>
    </style:style>
    <style:style style:name="T66" style:family="text">
      <style:text-properties style:text-underline-style="none" officeooo:rsid="02cb1612"/>
    </style:style>
    <style:style style:name="T67" style:family="text">
      <style:text-properties style:text-underline-style="solid" style:text-underline-width="auto" style:text-underline-color="font-color" fo:font-weight="bold" officeooo:rsid="0280d78c" style:font-weight-asian="bold" style:font-weight-complex="bold"/>
    </style:style>
    <style:style style:name="T68" style:family="text">
      <style:text-properties style:font-name="Quicksand Light" style:text-underline-style="solid" style:text-underline-width="auto" style:text-underline-color="font-color" fo:font-weight="bold" officeooo:rsid="0280d78c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</text:span>effrin <text:span text:style-name="T1">J</text:span>ose T</text:p>
      <text:p text:style-name="P2"><text:span text:style-name="T2">D</text:span><text:span text:style-name="T3">E</text:span><text:span text:style-name="T4">B</text:span><text:span text:style-name="T3">UG/</text:span><text:span text:style-name="T5">M</text:span><text:span text:style-name="T3">ETHODS <text:s/>Engr.</text:span></text:p>
      <text:p text:style-name="P3"><text:span text:style-name="T6">J</text:span>ob Level: <text:span text:style-name="T7">20</text:span>+ years experience</text:p>
      <text:p text:style-name="P4"><text:span text:style-name="T8">E-Mail Address: </text:span><text:a xlink:type="simple" xlink:href="mailto:jeffrin@rajagiritech" text:style-name="Internet_20_link" text:visited-style-name="Visited_20_Internet_20_Link"><text:span text:style-name="T9">jeffrin@rajagiritech</text:span></text:a><text:span text:style-name="T10">,edu.in</text:span></text:p>
      <text:p text:style-name="P5"><text:span text:style-name="T11">News: </text:span><text:a xlink:type="simple" xlink:href="https://timesofindia.indiatimes.com/city/kochi/techie-from-ekm-gets-githubs-helicopter-contributor-badge/articleshow/82505811.cms" text:style-name="Internet_20_link" text:visited-style-name="Visited_20_Internet_20_Link"><text:span text:style-name="T12">Techie from Ekm gets GitHub's Helicopter Contributor badge</text:span></text:a></text:p>
      <text:p text:style-name="P6"><text:span text:style-name="T13">Proverbs 27:17</text:span> <text:s text:c="2"/>Iron is sharpened by iron; one person sharpens another.</text:p>
      <text:p text:style-name="P7"/>
      <text:p text:style-name="P8"><text:span text:style-name="T14">E</text:span><text:span text:style-name="T15">XPERIE</text:span><text:span text:style-name="T16">NCE</text:span></text:p>
      <text:p text:style-name="P9"/>
      <text:section text:style-name="Sect1" text:name="Section5">
        <text:p text:style-name="P10">SOFTWARE <text:s/>E<text:span text:style-name="T17">ngr.</text:span> <text:s text:c="48"/></text:p>
        <text:p text:style-name="P11">DEVELOPER</text:p>
      </text:section>
      <text:section text:style-name="Sect1" text:name="Section2">
        <text:p text:style-name="P10">RAJAGIRI <text:s/>[SET]</text:p>
        <text:p text:style-name="P10"/>
        <text:p text:style-name="P10">SCIENTIFIC <text:s/>ASSISTANT</text:p>
        <text:p text:style-name="P10">RAJAGIRI <text:s/>[SET]</text:p>
        <text:p text:style-name="P12"><text:s/></text:p>
        <text:p text:style-name="P13"><text:span text:style-name="T18">K</text:span><text:span text:style-name="T19">NOWLEDGE</text:span><text:span text:style-name="T18"> /</text:span><text:span text:style-name="T20">W</text:span><text:span text:style-name="T21">ISDOM</text:span><text:span text:style-name="T18"> <text:s text:c="2"/>O</text:span><text:span text:style-name="T19">F:</text:span><text:span text:style-name="T22"><text:tab/></text:span></text:p>
        <text:p text:style-name="P14">FREE SOFTWARE FOUNDATION</text:p>
        <text:p text:style-name="P15"/>
        <text:p text:style-name="P14">MAINRAINER</text:p>
        <text:p text:style-name="P14">GNU <text:s/>PROJECT</text:p>
        <text:p text:style-name="P16"/>
        <text:p text:style-name="P17"><text:span text:style-name="T23"/></text:p>
      </text:section>
      <text:section text:style-name="Sect2" text:name="Section1">
        <text:p text:style-name="P18"><text:span text:style-name="T24">Algorithm Development</text:span><text:span text:style-name="T25">: Bit Twiddling Hacks</text:span></text:p>
        <text:p text:style-name="P19"><text:span text:style-name="T26">Build System</text:span>: Autotools</text:p>
        <text:p text:style-name="P19"><text:span text:style-name="T26">Computer Graphics</text:span>: GIMP</text:p>
        <text:p text:style-name="P19"><text:span text:style-name="T26">Configuration</text:span>: <text:span text:style-name="T27">debconf</text:span></text:p>
        <text:p text:style-name="P19"><text:span text:style-name="T26">Content Management System</text:span>: Wordpress <text:span text:style-name="T28"><text:s/>Drupal</text:span></text:p>
        <text:p text:style-name="P19"><text:span text:style-name="T26">Database</text:span>: MySQL <text:s/><text:span text:style-name="T29">(Berkely DB)</text:span></text:p>
        <text:p text:style-name="P19"><text:span text:style-name="T26">Debug</text:span>: GNU gdb <text:s/><text:span text:style-name="T30">strace</text:span></text:p>
        <text:p text:style-name="P19"><text:span text:style-name="T26">Defect Tracking System</text:span>: Bugzilla</text:p>
        <text:p text:style-name="P19"><text:span text:style-name="T26">Desktop Environment</text:span>: GNOME KDE XFCE</text:p>
        <text:p text:style-name="P20"><text:span text:style-name="T31">Distribution</text:span><text:span text:style-name="T26">: </text:span>Debian Fedora Ubuntu RedHat</text:p>
        <text:p text:style-name="P21"><text:span text:style-name="T26">Document Processing</text:span>: La<text:span text:style-name="T32">T</text:span>ex <text:s/>LibreOffice Writer</text:p>
        <text:p text:style-name="P19"><text:span text:style-name="T26">Domain Name Service</text:span>: BIND <text:s/><text:span text:style-name="T33">pdnsd</text:span></text:p>
        <text:p text:style-name="P19"><text:span text:style-name="T26">Electronic Mail</text:span>: Exim <text:s/>Mutt <text:s/>Procmail <text:s/>Fetchmail</text:p>
        <text:p text:style-name="P19"><text:span text:style-name="T26">File Systems</text:span>: NFS NIS <text:span text:style-name="T34">EXT2 EXT3 EXT4 XFS ReiserFS <text:s/>ZFS</text:span></text:p>
        <text:p text:style-name="P19"><text:span text:style-name="T26">High Performance Computing</text:span> : Mosix/Openmosix Cluster</text:p>
        <text:p text:style-name="P19"><text:span text:style-name="T26">Infrastrcture</text:span>: Web Desktop Commandline</text:p>
        <text:p text:style-name="P19"><text:span text:style-name="T26">Installer</text:span>: GNU Source Installer </text:p>
        <text:p text:style-name="P19"><text:span text:style-name="T26">O</text:span><text:span text:style-name="T35">perating System</text:span>: <text:s/>GNU/<text:span text:style-name="T36">{Linux,Hurd} <text:s/></text:span><text:s/><text:span text:style-name="T37">OpenSolaris FreeBSD </text:span></text:p>
        <text:p text:style-name="P22"><text:span text:style-name="T31">Package Management</text:span>: APT YUM Guix</text:p>
        <text:p text:style-name="P23"><text:span text:style-name="T38">Packaging : </text:span><text:span text:style-name="T39"><text:s/>Debian and GN</text:span><text:span text:style-name="T40">U</text:span></text:p>
        <text:p text:style-name="P19"><text:span text:style-name="T26">Packet Filtering</text:span>: IPTABLES</text:p>
        <text:p text:style-name="P19"><text:span text:style-name="T26">Programming Language</text:span>: <text:s/><text:span text:style-name="T41">(GNU </text:span>C<text:span text:style-name="T41">)</text:span> <text:s/>Shell Python PHP HTML,<text:span text:style-name="T42">JavaScript,Scheme,Emacs Lisp</text:span></text:p>
        <text:p text:style-name="P19"><text:span text:style-name="T26">Protocol</text:span>: XDMCP SSH OpenLDAP BOOTP TFTP DHCP HTTP SMB/CIFS <text:s/></text:p>
        <text:p text:style-name="P19"><text:span text:style-name="T26">Proxy</text:span>: Squi<text:span text:style-name="T29">d </text:span></text:p>
        <text:p text:style-name="P19"><text:span text:style-name="T26">Routing</text:span>: VYATTA</text:p>
        <text:p text:style-name="P19"><text:span text:style-name="T26">Testing</text:span>: Autotest,<text:span text:style-name="T42">GIT <text:s/>BISECT</text:span></text:p>
        <text:p text:style-name="P19"><text:span text:style-name="T26">Text Editor</text:span>: Emacs Vim <text:span text:style-name="T43"><text:s/>gedit zile nano</text:span></text:p>
        <text:p text:style-name="P19"><text:span text:style-name="T26">User Interface and Experience</text:span>: CSS HTML</text:p>
        <text:p text:style-name="P24"><text:span text:style-name="T31">Version Control System: </text:span>CVS <text:s/>Git</text:p>
        <text:p text:style-name="P25"><text:span text:style-name="T44">Windowing System</text:span><text:span text:style-name="T45">: X Window System</text:span><text:line-break/></text:p>
        <text:p text:style-name="P26"/>
      </text:section>
      <text:p text:style-name="P27"/>
      <text:section text:style-name="Sect1" text:name="Section3">
        <text:section text:style-name="Sect3" text:name="Section28">
          <text:section text:style-name="Sect1" text:name="Section4">
            <text:p text:style-name="P28"><text:span text:style-name="T46">C</text:span>ERTIFICATION</text:p>
            <text:p text:style-name="P29"><text:span text:style-name="T47">Python for Everybody</text:span><text:span text:style-name="T48">,</text:span> a <text:span text:style-name="T49">5 </text:span>course specialization by</text:p>
            <text:p text:style-name="P29">University of Michigan on Coursera. </text:p>
            <text:p text:style-name="P30"><text:span text:style-name="T50">Specialization Certificate earned on April 12, 201</text:span><text:span text:style-name="T51">6</text:span></text:p>
            <text:p text:style-name="P31"/>
            <text:p text:style-name="P32"><text:span text:style-name="T52">E</text:span><text:span text:style-name="T53">DUCATION</text:span></text:p>
            <text:p text:style-name="P33"><text:span text:style-name="T54">S</text:span>ri Ramakrishna Engineering College, 1996-2000</text:p>
            <text:p text:style-name="P33">Bachelor of <text:span text:style-name="T47">Computer Science and Engineering</text:span></text:p>
            <text:p text:style-name="P34">Bharathiar University.</text:p>
            <text:p text:style-name="P35"/>
          </text:section>
          <text:p text:style-name="P36"><text:span text:style-name="T55">R</text:span><text:span text:style-name="T56">ESEARCH</text:span><text:span text:style-name="T57"> </text:span><text:span text:style-name="T58"><text:s text:c="55"/></text:span><text:span text:style-name="T52">P</text:span><text:span text:style-name="T59">ERSONAL</text:span><text:span text:style-name="T60"> </text:span><text:span text:style-name="T61">D</text:span><text:span text:style-name="T59">ETAILS</text:span></text:p>
          <text:p text:style-name="P37"><text:span text:style-name="T62"><text:s/></text:span><text:span text:style-name="T63">DEBIAN</text:span><text:span text:style-name="T64"> <text:s text:c="2"/></text:span><text:span text:style-name="T65"><text:s/></text:span><text:span text:style-name="T66">[KB]</text:span><text:span text:style-name="T65"> <text:s text:c="67"/></text:span>DOB 31.12 1976</text:p>
          <text:p text:style-name="P38"><text:s text:c="105"/>FLAT No. 807 ,Devadeyam Elder Village</text:p>
          <text:p text:style-name="P38"><text:s text:c="105"/>Pallissery Thrissur. P.O Arattupuzha</text:p>
          <text:p text:style-name="P39"><text:s text:c="105"/>Vallachira, Kerala. <text:s/>680562. India .</text:p>
          <text:p text:style-name="P39">‪ <text:s text:c="104"/><text:span text:style-name="T19">9895580465 </text:span><text:span text:style-name="T67">(</text:span><text:span text:style-name="T68">P</text:span><text:span text:style-name="T67">hone </text:span><text:span text:style-name="T68">N</text:span><text:span text:style-name="T67">umber)</text:span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Quicksand" svg:font-family="Quicksand" style:font-pitch="variable"/>
    <style:font-face style:name="Quicksand Light" svg:font-family="'Quicksand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246d958" officeooo:paragraph-rsid="0246d9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21T18:29:34.999310441</dc:date>
    <meta:editing-duration>P1DT14H36M35S</meta:editing-duration>
    <meta:editing-cycles>556</meta:editing-cycles>
    <meta:generator>LibreOffice/26.2.0.3$Linux_X86_64 LibreOffice_project/620$Build-3</meta:generator>
    <meta:print-date>2026-03-21T17:48:25.298314670</meta:print-date>
    <meta:printed-by>PDF files</meta:printed-by>
    <meta:document-statistic meta:table-count="0" meta:image-count="0" meta:object-count="0" meta:page-count="1" meta:paragraph-count="61" meta:word-count="260" meta:character-count="2553" meta:non-whitespace-character-count="1721"/>
  </office:meta>
</office:document-meta>
</file>